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0411820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0411820" fo:background-color="#ffffff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40c65a" officeooo:paragraph-rsid="00411820" fo:background-color="#ffffff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4d4e3" officeooo:paragraph-rsid="00a62a4d" fo:background-color="#ffffff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1478433" officeooo:paragraph-rsid="01478433" fo:background-color="#ffffff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0411820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1478433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1478433" fo:background-color="#ffffff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40c65a" officeooo:paragraph-rsid="01478433" fo:background-color="#ffffff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a4d4e3" officeooo:paragraph-rsid="01478433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147fe31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paragraph-rsid="0147fe31" fo:background-color="#ffffff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40c65a" officeooo:paragraph-rsid="0147fe31" fo:background-color="#ffffff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a4d4e3" officeooo:paragraph-rsid="0147fe31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1478433" officeooo:paragraph-rsid="0147fe31" fo:background-color="#ffffff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paragraph-rsid="009fc2e1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paragraph-rsid="0149965f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paragraph-rsid="0149965f" fo:background-color="#ffffff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40c65a" officeooo:paragraph-rsid="0149965f" fo:background-color="#ffffff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a4d4e3" officeooo:paragraph-rsid="0149965f" fo:background-color="#ffffff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1478433" officeooo:paragraph-rsid="0149965f" fo:background-color="#ffffff" style:font-size-asian="10pt" style:font-size-complex="10pt"/>
    </style:style>
    <style:style style:name="P22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0b2c4e5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paragraph-rsid="014aaf66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paragraph-rsid="014aaf66" fo:background-color="#ffffff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0c65a" officeooo:paragraph-rsid="014aaf66" fo:background-color="#ffffff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a4d4e3" officeooo:paragraph-rsid="014aaf66" fo:background-color="#ffffff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1478433" officeooo:paragraph-rsid="014aaf66" fo:background-color="#ffffff" style:font-size-asian="10pt" style:font-size-complex="10pt"/>
    </style:style>
    <style:style style:name="P28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4aaf66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paragraph-rsid="014e2c9f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paragraph-rsid="014fc61f" style:font-size-asian="10pt" style:font-size-complex="10pt"/>
    </style:style>
    <style:style style:name="P31" style:family="paragraph" style:parent-style-name="Standard">
      <style:paragraph-properties fo:line-height="100%"/>
      <style:text-properties fo:font-size="10pt" officeooo:rsid="014fc61f" officeooo:paragraph-rsid="014fc61f" fo:background-color="#ffffff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0c65a" officeooo:paragraph-rsid="014fc61f" fo:background-color="#ffffff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a4d4e3" officeooo:paragraph-rsid="014fc61f" fo:background-color="#ffffff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1478433" officeooo:paragraph-rsid="014fc61f" fo:background-color="#ffffff" style:font-size-asian="10pt" style:font-size-complex="10pt"/>
    </style:style>
    <style:style style:name="P35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4fc61f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1478433" officeooo:paragraph-rsid="015820df" fo:background-color="#ffffff" style:font-size-asian="10pt" style:font-size-complex="10pt"/>
    </style:style>
    <style:style style:name="P37" style:family="paragraph" style:parent-style-name="Standard" style:master-page-name="Standard">
      <style:paragraph-properties fo:line-height="100%" style:page-number="1"/>
      <style:text-properties fo:font-size="10pt" officeooo:paragraph-rsid="0170d6b5" style:font-size-asian="10pt" style:font-size-complex="10pt"/>
    </style:style>
    <style:style style:name="P38" style:family="paragraph" style:parent-style-name="Standard">
      <style:paragraph-properties fo:line-height="100%"/>
      <style:text-properties fo:font-size="10pt" officeooo:paragraph-rsid="0170d6b5" fo:background-color="#ffffff" style:font-size-asian="10pt" style:font-size-complex="10pt"/>
    </style:style>
    <style:style style:name="P39" style:family="paragraph" style:parent-style-name="Standard">
      <style:paragraph-properties fo:line-height="100%"/>
      <style:text-properties fo:font-size="10pt" officeooo:paragraph-rsid="0170d6b5" style:font-size-asian="10pt" style:font-size-complex="10pt"/>
    </style:style>
    <style:style style:name="P40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70f959" officeooo:paragraph-rsid="0170f959" style:font-size-asian="10pt" style:font-size-complex="10pt"/>
    </style:style>
    <style:style style:name="P41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70d6b5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officeooo:rsid="00a4d4e3" officeooo:paragraph-rsid="0170d6b5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officeooo:rsid="0170d6b5" officeooo:paragraph-rsid="0170d6b5" style:font-size-asian="10pt" style:font-size-complex="10pt"/>
    </style:style>
    <style:style style:name="P44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5820df" style:font-size-asian="10pt" style:font-size-complex="10pt"/>
    </style:style>
    <style:style style:name="P45" style:family="paragraph" style:parent-style-name="Standard">
      <style:paragraph-properties fo:line-height="100%"/>
      <style:text-properties fo:font-size="10pt" officeooo:paragraph-rsid="015904ae" style:font-size-asian="10pt" style:font-size-complex="10pt"/>
    </style:style>
    <style:style style:name="P46" style:family="paragraph" style:parent-style-name="Standard">
      <style:paragraph-properties fo:line-height="100%"/>
      <style:text-properties fo:font-size="10pt" officeooo:rsid="014fc61f" officeooo:paragraph-rsid="015904ae" fo:background-color="#ffffff" style:font-size-asian="10pt" style:font-size-complex="10pt"/>
    </style:style>
    <style:style style:name="P47" style:family="paragraph" style:parent-style-name="Standard">
      <style:paragraph-properties fo:line-height="100%"/>
      <style:text-properties fo:font-size="10pt" officeooo:rsid="0040c65a" officeooo:paragraph-rsid="015904ae" fo:background-color="#ffffff" style:font-size-asian="10pt" style:font-size-complex="10pt"/>
    </style:style>
    <style:style style:name="P48" style:family="paragraph" style:parent-style-name="Standard">
      <style:paragraph-properties fo:line-height="100%"/>
      <style:text-properties fo:font-size="10pt" officeooo:rsid="00a4d4e3" officeooo:paragraph-rsid="015904ae" fo:background-color="#ffffff" style:font-size-asian="10pt" style:font-size-complex="10pt"/>
    </style:style>
    <style:style style:name="P49" style:family="paragraph" style:parent-style-name="Standard">
      <style:paragraph-properties fo:line-height="100%"/>
      <style:text-properties fo:font-size="10pt" officeooo:rsid="01478433" officeooo:paragraph-rsid="015904ae" fo:background-color="#ffffff" style:font-size-asian="10pt" style:font-size-complex="10pt"/>
    </style:style>
    <style:style style:name="P50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5904ae" style:font-size-asian="10pt" style:font-size-complex="10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40c65a" fo:background-color="#ffffff" loext:char-shading-value="0"/>
    </style:style>
    <style:style style:name="T3" style:family="text">
      <style:text-properties officeooo:rsid="01478433" fo:background-color="#ffffff" loext:char-shading-value="0"/>
    </style:style>
    <style:style style:name="T4" style:family="text">
      <style:text-properties officeooo:rsid="0166d816"/>
    </style:style>
    <style:style style:name="T5" style:family="text">
      <style:text-properties officeooo:rsid="01478301"/>
    </style:style>
    <style:style style:name="T6" style:family="text">
      <style:text-properties officeooo:rsid="01478433"/>
    </style:style>
    <style:style style:name="T7" style:family="text">
      <style:text-properties officeooo:rsid="0148e291"/>
    </style:style>
    <style:style style:name="T8" style:family="text">
      <style:text-properties officeooo:rsid="0149965f"/>
    </style:style>
    <style:style style:name="T9" style:family="text">
      <style:text-properties officeooo:rsid="01676435"/>
    </style:style>
    <style:style style:name="T10" style:family="text">
      <style:text-properties officeooo:rsid="014aaf66"/>
    </style:style>
    <style:style style:name="T11" style:family="text">
      <style:text-properties officeooo:rsid="014c6dbe"/>
    </style:style>
    <style:style style:name="T12" style:family="text">
      <style:text-properties officeooo:rsid="015820df" fo:background-color="#ffffff" loext:char-shading-value="0"/>
    </style:style>
    <style:style style:name="T13" style:family="text">
      <style:text-properties officeooo:rsid="0040c65a"/>
    </style:style>
    <style:style style:name="T14" style:family="text">
      <style:text-properties officeooo:rsid="0170d6b5"/>
    </style:style>
    <style:style style:name="T15" style:family="text">
      <style:text-properties officeooo:rsid="01272bfd"/>
    </style:style>
    <style:style style:name="T16" style:family="text">
      <style:text-properties officeooo:rsid="0173cd16"/>
    </style:style>
    <style:style style:name="T17" style:family="text">
      <style:text-properties officeooo:rsid="01757688"/>
    </style:style>
    <style:style style:name="T18" style:family="text">
      <style:text-properties officeooo:rsid="0170f959"/>
    </style:style>
    <style:style style:name="T19" style:family="text">
      <style:text-properties officeooo:rsid="01640236"/>
    </style:style>
    <style:style style:name="T20" style:family="text">
      <style:text-properties officeooo:rsid="016e3f74"/>
    </style:style>
    <style:style style:name="T21" style:family="text">
      <style:text-properties officeooo:rsid="015904ae"/>
    </style:style>
    <style:style style:name="T22" style:family="text">
      <style:text-properties officeooo:rsid="01630b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2">Which flag of the ip command restricts the output to only IPv4 addresses?</text:p>
      <text:p text:style-name="P3">BLANK=<text:span text:style-name="T4">text</text:span>, MARKS=<text:span text:style-name="T5">1</text:span>, ANSWER= ‘-<text:span text:style-name="T5">4</text:span>’</text:p>
      <text:p text:style-name="P4">ANSDESC = </text:p>
      <text:p text:style-name="P5">see the manual for the ip command</text:p>
      <text:p text:style-name="P6">================================================================================</text:p>
      <text:p text:style-name="P7"><text:span text:style-name="T3"/></text:p>
      <text:p text:style-name="P7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8">Which flag of the ip command restricts the output to only IPv<text:span text:style-name="T6">6</text:span> addresses?</text:p>
      <text:p text:style-name="P9">BLANK=<text:span text:style-name="T4">text</text:span>, MARKS=<text:span text:style-name="T5">1</text:span>, ANSWER= ‘-<text:span text:style-name="T6">6</text:span>’</text:p>
      <text:p text:style-name="P10">ANSDESC = </text:p>
      <text:p text:style-name="P5">see the manual for the ip command</text:p>
      <text:p text:style-name="P6"/>
      <text:p text:style-name="P6">================================================================================</text:p>
      <text:p text:style-name="P6"/>
      <text:p text:style-name="P11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12">Which ip option is used to view multicast addresses?</text:p>
      <text:p text:style-name="P13">BLANK=<text:span text:style-name="T4">text</text:span>, MARKS=<text:span text:style-name="T5">1</text:span>, ANSWER= ‘<text:span text:style-name="T7">maddr</text:span>’</text:p>
      <text:p text:style-name="P14">ANSDESC = </text:p>
      <text:p text:style-name="P15">see the manual for the ip command</text:p>
      <text:p text:style-name="P6"/>
      <text:p text:style-name="P16">================================================================================</text:p>
      <text:p text:style-name="P16"/>
      <text:p text:style-name="P17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18">Count all the <text:span text:style-name="T8">network </text:span>interfaces <text:span text:style-name="T8">in your docker container </text:span>?</text:p>
      <text:p text:style-name="P19">BLANK=<text:span text:style-name="T9">text</text:span>, MARKS=<text:span text:style-name="T5">1</text:span>, ANSWER= ‘<text:span text:style-name="T8">2</text:span>’</text:p>
      <text:p text:style-name="P20">ANSDESC = </text:p>
      <text:p text:style-name="P21">see the manual for the ip command</text:p>
      <text:list text:style-name="WWNum11">
        <text:list-header>
          <text:p text:style-name="P22"/>
          <text:p text:style-name="P22">===============================================================================</text:p>
        </text:list-header>
      </text:list>
      <text:p text:style-name="P23"/>
      <text:p text:style-name="P23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24">Inside the Docker container, determine the <text:span text:style-name="T10">Ipv4 address of the default gateway. </text:span>Write <text:span text:style-name="T10">only the IP address </text:span>(e.g., <text:span text:style-name="Source_20_Text">192.168.1.1</text:span>) in the answer blank.</text:p>
      <text:p text:style-name="P25">BLANK=<text:span text:style-name="T9">text</text:span>, MARKS=<text:span text:style-name="T5">1</text:span>, ANSWER= ‘<text:span text:style-name="T11">172.17.0.1</text:span>’</text:p>
      <text:p text:style-name="P26">ANSDESC = </text:p>
      <text:p text:style-name="P27">see the manual for the ip command</text:p>
      <text:list text:continue-numbering="true" text:style-name="WWNum11">
        <text:list-header>
          <text:p text:style-name="P28"/>
          <text:p text:style-name="P28">===============================================================================</text:p>
        </text:list-header>
      </text:list>
      <text:p text:style-name="P29"><text:span text:style-name="T3"/></text:p>
      <text:p text:style-name="P30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31">Write the IPv4 address assigned to the container ? </text:p>
      <text:p text:style-name="P32">BLANK=<text:span text:style-name="T9">text</text:span>, MARKS=<text:span text:style-name="T5">1</text:span>, ANSWER= ‘172.17.0.3’</text:p>
      <text:p text:style-name="P33">ANSDESC = </text:p>
      <text:p text:style-name="P34">see the manual for the ip command</text:p>
      <text:list xml:id="list162603113762329" text:continue-numbering="true" text:style-name="WWNum11">
        <text:list-header>
          <text:p text:style-name="P35"/>
          <text:p text:style-name="P35">===============================================================================</text:p>
        </text:list-header>
      </text:list>
      <text:p text:style-name="P36"><text:span text:style-name="T12"/></text:p>
      <text:p text:style-name="P37">QUESTION<text:span text:style-name="T13">=</text:span> singlecorrect, <text:span text:style-name="T13">MARKS</text:span>=<text:span text:style-name="T14">1</text:span><text:span text:style-name="T15">, </text:span>C<text:span text:style-name="T13">ATEGORY</text:span>=<text:span text:style-name="T14">wget</text:span></text:p>
      <text:p text:style-name="P38">Which <text:span text:style-name="T16">option is used to specify the </text:span><text:span text:style-name="T17">folder where the downloaded files will be saved in wget ?</text:span></text:p>
      <text:p text:style-name="P39">OPTIONS<text:span text:style-name="T13">=</text:span></text:p>
      <text:list text:style-name="WWNum4">
        <text:list-item>
          <text:p text:style-name="P40">-D</text:p>
        </text:list-item>
        <text:list-item>
          <text:p text:style-name="P41">-<text:span text:style-name="T18">F</text:span></text:p>
        </text:list-item>
        <text:list-item>
          <text:p text:style-name="P41">-<text:span text:style-name="T18">P</text:span></text:p>
        </text:list-item>
        <text:list-item>
          <text:p text:style-name="P41">-<text:span text:style-name="T18">S</text:span></text:p>
        </text:list-item>
      </text:list>
      <text:p text:style-name="P39">ANSWER<text:span text:style-name="T13">=</text:span><text:span text:style-name="T18">C</text:span></text:p>
      <text:p text:style-name="P42">ANSDESC =</text:p>
      <text:p text:style-name="P43">see the manual for wget command</text:p>
      <text:list text:continue-list="list162603113762329" text:style-name="WWNum11">
        <text:list-header>
          <text:p text:style-name="P44">===============================================================================</text:p>
        </text:list-header>
      </text:list>
      <text:p text:style-name="P45"><text:span text:style-name="T3"/></text:p>
      <text:p text:style-name="P45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46">Which <text:span text:style-name="T19">wget </text:span>flag can be used to limit the download speed? </text:p>
      <text:p text:style-name="P47">BLANK=<text:span text:style-name="T20">text</text:span>, MARKS=<text:span text:style-name="T5">1</text:span>, ANSWER= ‘--<text:span text:style-name="T21">limit-rate</text:span>’</text:p>
      <text:p text:style-name="P48">ANSDESC = </text:p>
      <text:p text:style-name="P49">see the manual for the <text:span text:style-name="T22">wget</text:span> command</text:p>
      <text:list text:continue-numbering="true" text:style-name="WWNum11">
        <text:list-header>
          <text:p text:style-name="P50"/>
          <text:p text:style-name="P50">===============================================================================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18T16:25:48.278202748</dc:date>
    <meta:editing-duration>P2DT21M43S</meta:editing-duration>
    <meta:editing-cycles>125</meta:editing-cycles>
    <meta:document-statistic meta:table-count="0" meta:image-count="0" meta:object-count="0" meta:page-count="3" meta:paragraph-count="57" meta:word-count="265" meta:character-count="2335" meta:non-whitespace-character-count="2128"/>
  </office:meta>
</office:document-meta>
</file>